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style:font-name="apple-system" fo:font-size="11.25pt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212529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jercicio Libreria (Libros - Autores)</text:h>
      <text:p text:style-name="P2">Crear una base de datos  llamada LibrosAutoresHibernate, con varias tablas:</text:p>
      <text:p text:style-name="P4">     <text:span text:style-name="T1">-&gt;una de  Libros , Autores y Telefonos (LibrosAutores opcional si se hace uso relación N-N).</text:span></text:p>
      <text:p text:style-name="P6"><text:span text:style-name="Strong_20_Emphasis"><text:span text:style-name="T4">     </text:span></text:span><text:span text:style-name="Strong_20_Emphasis"><text:span text:style-name="T2">Tabla  Libros:</text:span></text:span><text:span text:style-name="Strong_20_Emphasis"><text:span text:style-name="T3">   </text:span></text:span><text:span text:style-name="T3">IdLibro/Título/Precio, clave primaria  IdLibro autoincrement,    </text:span></text:p>
      <text:p text:style-name="P6"><text:span text:style-name="Strong_20_Emphasis"><text:span text:style-name="T4">     </text:span></text:span><text:span text:style-name="Strong_20_Emphasis"><text:span text:style-name="T2">Tabla</text:span></text:span><text:span text:style-name="T3">  </text:span><text:span text:style-name="Strong_20_Emphasis"><text:span text:style-name="T2">Autores:</text:span></text:span><text:span text:style-name="T3">  DniAutor/Nombre/Nacionalidad,clave primaria DniAutor.</text:span></text:p>
      <text:list xml:id="list3081029256" text:style-name="L1">
        <text:list-item>
          <text:p text:style-name="P7"><text:span text:style-name="Strong_20_Emphasis"><text:span text:style-name="T2">Relación N-N (@ManyToMany)</text:span></text:span></text:p>
        </text:list-item>
      </text:list>
      <text:p text:style-name="P6"><text:span text:style-name="Strong_20_Emphasis"><text:span text:style-name="T4">     </text:span></text:span><text:span text:style-name="Strong_20_Emphasis"><text:span text:style-name="T2">Tabla Libros_Autores si se contempla su realización</text:span></text:span></text:p>
      <text:list xml:id="list2674802681" text:style-name="L2">
        <text:list-item>
          <text:p text:style-name="P8"><text:span text:style-name="Strong_20_Emphasis"><text:span text:style-name="T2">Relación 1-N (@ManyToOne, @OneToMay)</text:span></text:span></text:p>
        </text:list-item>
      </text:list>
      <text:p text:style-name="P6"><text:span text:style-name="Strong_20_Emphasis"><text:span text:style-name="T4">     </text:span></text:span><text:span text:style-name="Strong_20_Emphasis"><text:span text:style-name="T2">Autores - Libros</text:span></text:span></text:p>
      <text:list xml:id="list3959367303" text:style-name="L3">
        <text:list-item>
          <text:p text:style-name="P9"><text:span text:style-name="Strong_20_Emphasis"><text:span text:style-name="T2">Relación 1-1 (@OneToOne)</text:span></text:span></text:p>
        </text:list-item>
      </text:list>
      <text:p text:style-name="P6"><text:span text:style-name="T4">     </text:span><text:span text:style-name="T3">Tabla </text:span><text:span text:style-name="Strong_20_Emphasis"><text:span text:style-name="T2">Teléfonos</text:span></text:span><text:span text:style-name="T3">: Dni (autor ClavePrimaria)/ NúmeroTf/Dni (autor ClaveForánea)</text:span></text:p>
      <text:p text:style-name="P3">Realizar un  programa en java:</text:p>
      <text:p text:style-name="P4">  <text:span text:style-name="T1">- utilizando O.R.M hibernate, </text:span></text:p>
      <text:p text:style-name="P4">  <text:span text:style-name="T1">- que  cargue un driver JDBC y establezca la conexión con una BD MySQL (en la misma máquina cliente junto al driver. Aplicación y el Servidor USBW portable como en UD BDRR)</text:span></text:p>
      <text:p text:style-name="P3">Menú que invoque a las distintas clases con sus respectivos métodos, que se exponen a continuación:</text:p>
      <text:list xml:id="list2856631445" text:style-name="L4">
        <text:list-item>
          <text:p text:style-name="P5"> <text:span text:style-name="T1">Creación  de la Base de Datos y tablas.</text:span></text:p>
        </text:list-item>
        <text:list-item>
          <text:p text:style-name="P5"> <text:span text:style-name="T1">Creación de pojos y mapeos.</text:span></text:p>
        </text:list-item>
      </text:list>
      <text:p text:style-name="P6"><text:span text:style-name="T4">      </text:span><text:span text:style-name="Strong_20_Emphasis"><text:span text:style-name="T2">MENÚ</text:span></text:span><text:span text:style-name="T3">  </text:span></text:p>
      <text:p text:style-name="P4">      <text:span text:style-name="T1">1- Inserción de nuevas filas.</text:span></text:p>
      <text:p text:style-name="P6"><text:span text:style-name="T4">                </text:span><text:span text:style-name="T3">a. Inserción </text:span><text:span text:style-name="Strong_20_Emphasis"><text:span text:style-name="T2">autor.</text:span></text:span></text:p>
      <text:p text:style-name="P6"><text:span text:style-name="T4">                </text:span><text:span text:style-name="T3">b. Inserción </text:span><text:span text:style-name="Strong_20_Emphasis"><text:span text:style-name="T2">libro</text:span></text:span></text:p>
      <text:p text:style-name="P4">        <text:span text:style-name="T1">2- Borrado de filas.</text:span></text:p>
      <text:p text:style-name="P6"><text:span text:style-name="T4">                 </text:span><text:span text:style-name="T3">a. Borrado</text:span><text:span text:style-name="Strong_20_Emphasis"><text:span text:style-name="T3"> </text:span></text:span><text:span text:style-name="Strong_20_Emphasis"><text:span text:style-name="T2">libro</text:span></text:span></text:p>
      <text:p text:style-name="P6"><text:span text:style-name="T4">                 </text:span><text:span text:style-name="T3">b. Borrado</text:span><text:span text:style-name="Strong_20_Emphasis"><text:span text:style-name="T3"> </text:span></text:span><text:span text:style-name="Strong_20_Emphasis"><text:span text:style-name="T2">autor</text:span></text:span><text:span text:style-name="T3">   </text:span></text:p>
      <text:p text:style-name="P4">         <text:span text:style-name="T1">3- Consultas.</text:span></text:p>
      <text:p text:style-name="P6"><text:span text:style-name="T4">                  </text:span><text:span text:style-name="T3">a. Introduciendo</text:span><text:span text:style-name="Strong_20_Emphasis"><text:span text:style-name="T3"> </text:span></text:span><text:span text:style-name="Strong_20_Emphasis"><text:span text:style-name="T2">el título de un libro </text:span></text:span><text:span text:style-name="T3">visualice sus datos   </text:span><text:span text:style-name="Strong_20_Emphasis"><text:span text:style-name="T3">                                                      </text:span></text:span><text:span text:style-name="Strong_20_Emphasis"><text:span text:style-name="T2">b. </text:span></text:span><text:span text:style-name="T3">Introduciendo</text:span><text:span text:style-name="Strong_20_Emphasis"><text:span text:style-name="T3"> </text:span></text:span><text:span text:style-name="Strong_20_Emphasis"><text:span text:style-name="T2">el nombre de un autor </text:span></text:span><text:span text:style-name="T3">visualice</text:span><text:span text:style-name="Strong_20_Emphasis"><text:span text:style-name="T3"> </text:span></text:span><text:span text:style-name="Strong_20_Emphasis"><text:span text:style-name="T2">sus libros.</text:span></text:span></text:p>
      <text:p text:style-name="P4">                  <text:span text:style-name="T1">c. Visualización de todos los Libros.                                  </text:span></text:p>
      <text:p text:style-name="P6"><text:soft-page-break/><text:span text:style-name="T4">                  </text:span><text:span text:style-name="T3">d.Visualización</text:span><text:span text:style-name="Strong_20_Emphasis"><text:span text:style-name="T3">  </text:span></text:span><text:span text:style-name="Strong_20_Emphasis"><text:span text:style-name="T2">de todos los autores con sus libros.</text:span></text:span></text:p>
      <text:p text:style-name="P4">            <text:span text:style-name="T1">4-Fin.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6:11:15.470000000</meta:creation-date>
    <dc:date>2022-01-26T16:11:56.915000000</dc:date>
    <meta:editing-duration>PT42S</meta:editing-duration>
    <meta:editing-cycles>1</meta:editing-cycles>
    <meta:document-statistic meta:table-count="0" meta:image-count="0" meta:object-count="0" meta:page-count="2" meta:paragraph-count="30" meta:word-count="204" meta:character-count="1633" meta:non-whitespace-character-count="1153"/>
    <meta:generator>LibreOffice/7.2.2.2$Windows_X86_64 LibreOffice_project/02b2acce88a210515b4a5bb2e46cbfb63fe97d56</meta:generator>
  </office:meta>
</office:document-meta>
</file>